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Roboto, sans-serif, Arial, Helv" svg:font-family="'Roboto, sans-serif, Arial, Helv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4.737cm" fo:margin-left="0cm" fo:margin-top="0cm" fo:margin-bottom="0cm" table:align="left" style:writing-mode="lr-tb"/>
    </style:style>
    <style:style style:name="Tabelle1.A" style:family="table-column">
      <style:table-column-properties style:column-width="4.979cm"/>
    </style:style>
    <style:style style:name="Tabelle1.B" style:family="table-column">
      <style:table-column-properties style:column-width="9.75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004cm" fo:padding-right="0.143cm" fo:padding-top="0.143cm" fo:padding-bottom="0cm" fo:border-left="0.25pt solid #000000" fo:border-right="0.75pt solid #bfbfbf" fo:border-top="0.25pt solid #000000" fo:border-bottom="0.25pt solid #000000"/>
    </style:style>
    <style:style style:name="Tabelle1.B1" style:family="table-cell">
      <style:table-cell-properties style:vertical-align="middle" fo:padding-left="0.004cm" fo:padding-right="0.143cm" fo:padding-top="0.143cm" fo:padding-bottom="0cm" fo:border="0.25pt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27pt" fo:language="de" fo:country="DE" fo:font-weight="bold" style:font-size-asian="27pt" style:language-asian="de" style:country-asian="DE" style:font-weight-asian="bold" style:font-size-complex="27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27pt" fo:language="en" fo:country="US" fo:font-weight="bold" style:font-size-asian="27pt" style:language-asian="de" style:country-asian="DE" style:font-weight-asian="bold" style:font-size-complex="27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40pt" fo:language="de" fo:country="DE" fo:font-weight="bold" style:font-size-asian="40pt" style:language-asian="de" style:country-asian="DE" style:font-weight-asian="bold" style:font-size-complex="40pt" style:font-weight-complex="bold" fo:hyphenate="true" fo:hyphenation-remain-char-count="2" fo:hyphenation-push-char-count="2"/>
    </style:style>
    <style:style style:name="P5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6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3pt" fo:language="en" fo:country="US" style:font-size-asian="13pt" style:language-asian="de" style:country-asian="DE" style:font-size-complex="13pt"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3pt" fo:language="de" fo:country="DE" style:font-size-asian="13pt" style:language-asian="de" style:country-asian="DE" style:font-size-complex="13pt" fo:hyphenate="true" fo:hyphenation-remain-char-count="2" fo:hyphenation-push-char-count="2"/>
    </style:style>
    <style:style style:name="P8" style:family="paragraph" style:parent-style-name="Standard">
      <style:paragraph-properties fo:text-align="end" style:justify-single-word="false" fo:hyphenation-ladder-count="no-limit" style:vertical-align="auto"/>
      <style:text-properties fo:font-size="13pt" fo:language="de" fo:country="DE" fo:font-weight="bold" style:font-size-asian="13pt" style:language-asian="de" style:country-asian="DE" style:font-weight-asian="bold" style:font-size-complex="13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end" style:justify-single-word="false" fo:hyphenation-ladder-count="no-limit" style:vertical-align="auto"/>
      <style:text-properties fo:font-size="13pt" fo:language="de" fo:country="DE" fo:font-weight="bold" officeooo:paragraph-rsid="0004ef6e" style:font-size-asian="13pt" style:language-asian="de" style:country-asian="DE" style:font-weight-asian="bold" style:font-size-complex="13pt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 style:vertical-align="auto"/>
      <style:text-properties fo:font-size="13pt" fo:language="de" fo:country="DE" style:font-size-asian="13pt" style:language-asian="de" style:country-asian="DE" style:font-size-complex="13pt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 style:vertical-align="auto"/>
      <style:text-properties fo:hyphenate="true" fo:hyphenation-remain-char-count="2" fo:hyphenation-push-char-count="2"/>
    </style:style>
    <style:style style:name="P12" style:family="paragraph" style:parent-style-name="Standard">
      <style:text-properties officeooo:paragraph-rsid="0004ef6e"/>
    </style:style>
    <style:style style:name="P13" style:family="paragraph" style:parent-style-name="Standard">
      <style:text-properties officeooo:paragraph-rsid="00057a83"/>
    </style:style>
    <style:style style:name="P14" style:family="paragraph" style:parent-style-name="Standard">
      <style:paragraph-properties>
        <style:tab-stops>
          <style:tab-stop style:position="4.997cm"/>
          <style:tab-stop style:position="10.112cm"/>
        </style:tab-stops>
      </style:paragraph-properties>
      <style:text-properties officeooo:paragraph-rsid="00057a83"/>
    </style:style>
    <style:style style:name="P15" style:family="paragraph" style:parent-style-name="Standard">
      <style:paragraph-properties>
        <style:tab-stops>
          <style:tab-stop style:position="2.704cm"/>
        </style:tab-stops>
      </style:paragraph-properties>
      <style:text-properties officeooo:paragraph-rsid="0004ef6e"/>
    </style:style>
    <style:style style:name="P16" style:family="paragraph" style:parent-style-name="Standard">
      <style:paragraph-properties>
        <style:tab-stops>
          <style:tab-stop style:position="3.999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3.999cm"/>
        </style:tab-stops>
      </style:paragraph-properties>
      <style:text-properties officeooo:paragraph-rsid="000897d9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margin-left="1.27cm" fo:margin-right="0cm" fo:margin-top="0cm" fo:margin-bottom="0.265cm" loext:contextual-spacing="false" fo:hyphenation-ladder-count="no-limit" fo:text-indent="0cm" style:auto-text-indent="false" style:page-number="auto" style:vertical-align="auto"/>
      <style:text-properties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20" style:family="paragraph" style:parent-style-name="Standard1" style:list-style-name="WWNum1">
      <style:paragraph-properties fo:margin-top="0cm" fo:margin-bottom="0.353cm" loext:contextual-spacing="false">
        <style:tab-stops>
          <style:tab-stop style:position="12.409cm"/>
        </style:tab-stops>
      </style:paragraph-properties>
    </style:style>
    <style:style style:name="T1" style:family="text">
      <style:text-properties fo:color="#7f7f7f" style:font-name="Roboto, sans-serif, Arial, Helv" fo:font-size="10pt" fo:language="en" fo:country="US" style:font-size-asian="10pt" style:font-name-complex="Helvetica1" style:font-size-complex="10pt"/>
    </style:style>
    <style:style style:name="T2" style:family="text">
      <style:text-properties fo:color="#7f7f7f" fo:font-size="10pt" fo:language="en" fo:country="US" style:font-size-asian="10pt" style:font-name-complex="Helvetica1" style:font-size-complex="10pt"/>
    </style:style>
    <style:style style:name="T3" style:family="text">
      <style:text-properties fo:color="#7f7f7f" fo:font-size="10pt" fo:language="de" fo:country="DE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ef6e"/>
    </style:style>
    <style:style style:name="T7" style:family="text">
      <style:text-properties officeooo:rsid="00057a83"/>
    </style:style>
    <style:style style:name="T8" style:family="text">
      <style:text-properties officeooo:rsid="000897d9"/>
    </style:style>
    <style:style style:name="T9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2"/>
      <text:p text:style-name="P2"/>
      <text:p text:style-name="P2"/>
      <text:p text:style-name="P3">VU Software Engineering 2</text:p>
      <text:p text:style-name="P4">DEAD</text:p>
      <text:p text:style-name="P5"/>
      <text:p text:style-name="P7">Personal data: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First name, Surname:</text:p>
          </table:table-cell>
          <table:table-cell table:style-name="Tabelle1.B1" office:value-type="string">
            <text:p text:style-name="P11">Klaus Bareis 01501513 </text:p>
            <text:p text:style-name="P11">Fabian Schmon 01568351 </text:p>
            <text:p text:style-name="P11">Margaryta Simkina 01446530</text:p>
          </table:table-cell>
        </table:table-row>
        <table:table-row table:style-name="Tabelle1.1">
          <table:table-cell table:style-name="Tabelle1.A1" office:value-type="string">
            <text:p text:style-name="P8">Date:</text:p>
          </table:table-cell>
          <table:table-cell table:style-name="Tabelle1.B1" office:value-type="string">
            <text:p text:style-name="P10">Januar 2019</text:p>
          </table:table-cell>
        </table:table-row>
      </table:table>
      <text:p text:style-name="P6"/>
      <text:p text:style-name="P18"><text:span text:style-name="apple-converted-space"/></text:p>
      <text:p text:style-name="Standard"><text:span text:style-name="apple-converted-space"/></text:p>
      <text:h text:style-name="Heading_20_1" text:outline-level="1"><text:span text:style-name="apple-converted-space"><text:span text:style-name="T6">D</text:span></text:span><text:span text:style-name="apple-converted-space">esign patterns </text:span></text:h>
      <text:p text:style-name="P12"><text:span text:style-name="apple-converted-space"><text:span text:style-name="T9">discussing where the required design patterns occur in your solution. Discuss at least one occurrence for each required design pattern in the code in detail. Support the decision to use a specific pattern with compelling arguments. Create UML diagrams to illustrate how the patterns have been applied. </text:span></text:span></text:p>
      <text:p text:style-name="P12"><text:span text:style-name="apple-converted-space"/></text:p>
      <text:h text:style-name="Heading_20_1" text:outline-level="1"><text:span text:style-name="apple-converted-space"><text:span text:style-name="T6">C</text:span></text:span><text:span text:style-name="apple-converted-space">oding practices</text:span></text:h>
      <text:p text:style-name="P12"><text:span text:style-name="apple-converted-space"><text:span text:style-name="T9"><text:s/>describing how and to what extent you have consid- ered coding practices. Discuss and show examples from your code. </text:span></text:span><text:span text:style-name="apple-converted-space"><text:line-break/></text:span></text:p>
      <text:h text:style-name="Heading_20_1" text:outline-level="1"><text:span text:style-name="apple-converted-space"><text:span text:style-name="T6">D</text:span></text:span><text:span text:style-name="apple-converted-space">efensive programming</text:span></text:h>
      <text:p text:style-name="P12"><text:span text:style-name="apple-converted-space"><text:span text:style-name="T9"><text:s/>about how and to what extent you have considered defensive programming. Discuss and show examples from your code. </text:span></text:span></text:p>
      <text:p text:style-name="P12"><text:span text:style-name="apple-converted-space"/></text:p>
      <text:h text:style-name="Heading_20_1" text:outline-level="1"><text:span text:style-name="apple-converted-space"><text:span text:style-name="T6">C</text:span></text:span><text:span text:style-name="apple-converted-space">ode metrics</text:span></text:h>
      <text:p text:style-name="P12"><text:span text:style-name="apple-converted-space"><text:span text:style-name="T9"><text:s/>of your final implementation, covering the same code metric requirements as in SUPD. Include also a discussion on code bugs found, and their resolution. </text:span></text:span></text:p>
      <text:p text:style-name="P12"><text:span text:style-name="apple-converted-space"/></text:p>
      <text:h text:style-name="Heading_20_1" text:outline-level="1"><text:span text:style-name="apple-converted-space"><text:span text:style-name="T6">T</text:span></text:span><text:span text:style-name="apple-converted-space">eam contribution</text:span></text:h>
      <text:p text:style-name="P16"><text:span text:style-name="apple-converted-space"><text:span text:style-name="T8">Design:<text:tab/>Bareis</text:span></text:span></text:p>
      <text:p text:style-name="P17"><text:span text:style-name="apple-converted-space"><text:span text:style-name="T8">Basic Implementation:<text:tab/>Bareis</text:span></text:span></text:p>
      <text:h text:style-name="Heading_20_3" text:outline-level="3"><text:span text:style-name="apple-converted-space">Functional Requirements (FRs)</text:span></text:h>
      <text:p text:style-name="P12"><text:span text:style-name="apple-converted-space"><text:span text:style-name="T5">FR1 </text:span></text:span></text:p>
      <text:p text:style-name="P15"><text:span text:style-name="apple-converted-space">• lines<text:tab/>Bareis</text:span></text:p>
      <text:p text:style-name="P15"><text:span text:style-name="apple-converted-space">• circles<text:tab/>Bareis</text:span></text:p>
      <text:p text:style-name="P15"><text:span text:style-name="apple-converted-space">• ellipses<text:tab/>Bareis</text:span></text:p>
      <text:p text:style-name="P15"><text:span text:style-name="apple-converted-space">• triangles<text:tab/>Bareis</text:span></text:p>
      <text:p text:style-name="P15"><text:span text:style-name="apple-converted-space">• quadrangles<text:tab/>Bareis</text:span></text:p>
      <text:p text:style-name="P15"><text:span text:style-name="apple-converted-space">• n-gons<text:tab/>Bareis</text:span></text:p>
      <text:p text:style-name="P15"><text:span text:style-name="apple-converted-space">• stars<text:tab/>Bareis</text:span></text:p>
      <text:p text:style-name="P15"><text:span text:style-name="apple-converted-space">• text<text:tab/>Bareis</text:span></text:p>
      <text:p text:style-name="P12"><text:span text:style-name="apple-converted-space"/></text:p>
      <text:p text:style-name="P12"><text:span text:style-name="apple-converted-space"><text:span text:style-name="T5">FR2 </text:span></text:span></text:p>
      <text:p text:style-name="P15"><text:soft-page-break/><text:span text:style-name="apple-converted-space">• addition<text:tab/>Bareis</text:span></text:p>
      <text:p text:style-name="P15"><text:span text:style-name="apple-converted-space">• deletion<text:tab/>Schmon</text:span></text:p>
      <text:p text:style-name="P15"><text:span text:style-name="apple-converted-space">• editing<text:tab/>Bareis</text:span></text:p>
      <text:p text:style-name="P15"><text:span text:style-name="apple-converted-space">• movement<text:tab/>(Bareis over editing)</text:span></text:p>
      <text:p text:style-name="P12"><text:span text:style-name="apple-converted-space"/></text:p>
      <text:p text:style-name="P12"><text:span text:style-name="apple-converted-space"><text:span text:style-name="T5">FR3</text:span></text:span></text:p>
      <text:p text:style-name="P12"><text:span text:style-name="apple-converted-space">Bareis</text:span></text:p>
      <text:p text:style-name="P12"><text:span text:style-name="apple-converted-space"/></text:p>
      <text:p text:style-name="P12"><text:span text:style-name="apple-converted-space"><text:span text:style-name="T5">FR4</text:span></text:span></text:p>
      <text:p text:style-name="P12"><text:span text:style-name="apple-converted-space">Schmon</text:span></text:p>
      <text:h text:style-name="Heading_20_3" text:outline-level="3"><text:span text:style-name="apple-converted-space">Quality Requirements (QRs) </text:span></text:h>
      <text:p text:style-name="P13"><text:span text:style-name="apple-converted-space"><text:span text:style-name="T5">QR1 </text:span></text:span></text:p>
      <text:p text:style-name="P13"><text:span text:style-name="apple-converted-space"><text:span text:style-name="T5">QR2 </text:span></text:span></text:p>
      <text:p text:style-name="P13"><text:span text:style-name="apple-converted-space"><text:span text:style-name="T5">QR3 </text:span></text:span></text:p>
      <text:p text:style-name="P13"><text:span text:style-name="apple-converted-space"><text:span text:style-name="T5">QR4 </text:span></text:span></text:p>
      <text:p text:style-name="P13"><text:span text:style-name="apple-converted-space"><text:span text:style-name="T5">QR5 </text:span></text:span></text:p>
      <text:p text:style-name="P13"><text:span text:style-name="apple-converted-space"><text:span text:style-name="T5">QR6 </text:span></text:span></text:p>
      <text:p text:style-name="P13"><text:span text:style-name="apple-converted-space"><text:span text:style-name="T5">QR7:</text:span></text:span></text:p>
      <text:p text:style-name="P14"><text:span text:style-name="apple-converted-space">• Observer Pattern<text:tab/>ToolbarLayerObserver<text:tab/></text:span><text:span text:style-name="apple-converted-space"><text:span text:style-name="T7">Bareis</text:span></text:span></text:p>
      <text:p text:style-name="P14"><text:span text:style-name="apple-converted-space">• Strategy Pattern<text:tab/>StrategySvgEdit<text:tab/></text:span><text:span text:style-name="apple-converted-space"><text:span text:style-name="T7">Bareis</text:span></text:span></text:p>
      <text:p text:style-name="P14"><text:span text:style-name="apple-converted-space"><text:tab/>StrategySvgShow<text:tab/></text:span><text:span text:style-name="apple-converted-space"><text:span text:style-name="T7">Bareis</text:span></text:span></text:p>
      <text:p text:style-name="P14"><text:span text:style-name="apple-converted-space">• Iterator Pattern<text:tab/>IteratorLayer (not used)<text:tab/></text:span><text:span text:style-name="apple-converted-space"><text:span text:style-name="T7">Bareis</text:span></text:span></text:p>
      <text:p text:style-name="P14"><text:span text:style-name="apple-converted-space"><text:tab/>IteratorSvgs<text:tab/></text:span><text:span text:style-name="apple-converted-space"><text:span text:style-name="T7">Bareis</text:span></text:span></text:p>
      <text:p text:style-name="P14"><text:span text:style-name="apple-converted-space">• Composite Pattern<text:tab/>for Screen<text:tab/></text:span><text:span text:style-name="apple-converted-space"><text:span text:style-name="T7">Bareis</text:span></text:span></text:p>
      <text:p text:style-name="P14"><text:span text:style-name="apple-converted-space">• Proxy Pattern<text:tab/>Proxy for HTML<text:tab/></text:span><text:span text:style-name="apple-converted-space"><text:span text:style-name="T7">Bareis</text:span></text:span></text:p>
      <text:p text:style-name="P14"><text:span text:style-name="apple-converted-space">• Abstract Factory Pattern <text:tab/>ColorAbstractFactory</text:span></text:p>
      <text:p text:style-name="P14"><text:span text:style-name="apple-converted-space"><text:tab/>ColorDraw</text:span></text:p>
      <text:p text:style-name="P14"><text:span text:style-name="apple-converted-space"><text:tab/>Color</text:span></text:p>
      <text:p text:style-name="P14"><text:span text:style-name="apple-converted-space"><text:tab/>DrawAbstractFactory</text:span></text:p>
      <text:p text:style-name="P14"><text:span text:style-name="apple-converted-space"><text:tab/>DefaultAbstractFactory</text:span></text:p>
      <text:p text:style-name="P14"><text:span text:style-name="apple-converted-space">• Factory Method Pattern<text:tab/>FactoryDrawArray<text:tab/></text:span><text:span text:style-name="apple-converted-space"><text:span text:style-name="T7">Bareis</text:span></text:span></text:p>
      <text:p text:style-name="P14"><text:span text:style-name="apple-converted-space"><text:tab/>FactoryInfobar<text:tab/></text:span><text:span text:style-name="apple-converted-space"><text:span text:style-name="T7">Bareis</text:span></text:span></text:p>
      <text:p text:style-name="P14"><text:span text:style-name="apple-converted-space"><text:tab/>FactoryLayer<text:tab/></text:span><text:span text:style-name="apple-converted-space"><text:span text:style-name="T7">Bareis</text:span></text:span></text:p>
      <text:p text:style-name="P14"><text:span text:style-name="apple-converted-space"><text:tab/>FactoryMenubar<text:tab/></text:span><text:span text:style-name="apple-converted-space"><text:span text:style-name="T7">Bareis</text:span></text:span></text:p>
      <text:p text:style-name="P14"><text:span text:style-name="apple-converted-space"><text:tab/>FactoryToolbar<text:tab/></text:span><text:span text:style-name="apple-converted-space"><text:span text:style-name="T7">Bareis</text:span></text:span></text:p>
      <text:p text:style-name="P14"><text:span text:style-name="apple-converted-space"><text:tab/>FactoryToolbarLayer<text:tab/></text:span><text:span text:style-name="apple-converted-space"><text:span text:style-name="T7">Bareis</text:span></text:span></text:p>
      <text:p text:style-name="P14"><text:span text:style-name="apple-converted-space"><text:tab/>FactoryToolbarOperation<text:tab/></text:span><text:span text:style-name="apple-converted-space"><text:span text:style-name="T7">Bareis</text:span></text:span></text:p>
      <text:p text:style-name="P14"><text:span text:style-name="apple-converted-space">• Decorator Pattern<text:tab/>Format</text:span></text:p>
      <text:p text:style-name="P14"><text:span text:style-name="apple-converted-space"><text:tab/>DecoratorFileSVG</text:span></text:p>
      <text:p text:style-name="P14"><text:span text:style-name="apple-converted-space"><text:tab/>PlainFormat</text:span></text:p>
      <text:p text:style-name="P14"><text:span text:style-name="apple-converted-space"><text:tab/>LightDesign</text:span></text:p>
      <text:p text:style-name="P14"><text:span text:style-name="apple-converted-space"><text:tab/>DarkDesign</text:span></text:p>
      <text:p text:style-name="P14"><text:span text:style-name="apple-converted-space"/></text:p>
      <text:p text:style-name="P13"><text:span text:style-name="apple-converted-space"><text:span text:style-name="T5">QR8</text:span></text:span></text:p>
      <text:p text:style-name="P13"><text:span text:style-name="apple-converted-space"><text:span text:style-name="T5">QR9</text:span></text:span></text:p>
      <text:p text:style-name="P13"><text:span text:style-name="apple-converted-space"/></text:p>
      <text:p text:style-name="P13"><text:span text:style-name="apple-converted-space"/></text:p>
      <text:p text:style-name="P12"><text:span text:style-name="apple-converted-space"/></text:p>
      <text:p text:style-name="P12"><text:span text:style-name="apple-converted-space"/></text:p>
      <text:h text:style-name="Heading_20_1" text:outline-level="1"><text:soft-page-break/><text:span text:style-name="apple-converted-space"><text:span text:style-name="T6">H</text:span></text:span><text:span text:style-name="apple-converted-space">owTo</text:span></text:h>
      <text:p text:style-name="P12"><text:span text:style-name="apple-converted-space"><text:span text:style-name="T9"><text:s/>documenting how the application is to be launched, initialized, and teste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Roboto, sans-serif, Arial, Helv" svg:font-family="'Roboto, sans-serif, Arial, Helv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orphans="0" fo:widows="0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orphans="0" fo:widows="0"/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text-align="center" style:justify-single-word="false" fo:orphans="0" fo:widows="0"/>
      <style:text-properties fo:font-size="26pt" fo:font-weight="bold" style:letter-kerning="true" style:font-size-asian="26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423cm" loext:contextual-spacing="false" fo:text-align="center" style:justify-single-word="false" fo:keep-together="always" fo:orphans="0" fo:widows="0" fo:keep-with-next="always"/>
      <style:text-properties fo:font-size="16pt" fo:font-weight="bold" style:font-size-asian="16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orphans="0" fo:widows="0" fo:keep-with-next="always"/>
      <style:text-properties fo:font-size="14pt" fo:font-weight="bold" style:font-size-asian="14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12cm" fo:margin-bottom="0cm" loext:contextual-spacing="false" fo:orphans="0" fo:widows="0" fo:keep-with-next="always"/>
      <style:text-properties fo:font-weight="bold" style:font-weight-asian="bold" style:font-size-complex="14pt" style:font-weight-complex="bold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Standard1" style:family="paragraph" style:default-outline-level="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Verdana" fo:font-family="Verdana" style:font-family-generic="roman" style:font-pitch="variable" fo:font-size="12pt" fo:language="de" fo:country="AT" style:letter-kerning="false" style:font-name-asian="Calibri1" style:font-family-asian="Calibri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1pt" style:language-complex="ar" style:country-complex="SA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12cm" loext:contextual-spacing="false"/>
    </style:style>
    <style:style style:name="Header" style:family="paragraph" style:parent-style-name="Standard1" style:default-outline-level="" style:class="extra">
      <style:paragraph-properties fo:margin-top="0cm" fo:margin-bottom="0cm" loext:contextual-spacing="false" fo:line-height="100%"/>
    </style:style>
    <style:style style:name="Footer" style:family="paragraph" style:parent-style-name="Standard1" style:default-outline-level="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1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1" style:default-outline-level="">
      <style:paragraph-properties fo:margin-left="1.27cm" fo:margin-right="0cm" fo:text-indent="0cm" style:auto-text-indent="fals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de" fo:country="AT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text-align="justify" style:justify-single-word="false" fo:orphans="2" fo:widows="2" style:writing-mode="lr-tb"/>
      <style:text-properties style:use-window-font-color="true" style:font-name="Verdana" fo:font-family="Verdana" style:font-family-generic="roman" style:font-pitch="variable" fo:font-size="12pt" fo:language="de" fo:country="AT" style:letter-kerning="false" style:font-name-asian="Calibri1" style:font-family-asian="Calibri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1pt" style:language-complex="ar" style:country-complex="SA"/>
    </style:style>
    <style:style style:name="Tabellen_20_Inhalt" style:display-name="Tabellen Inhalt" style:family="paragraph" style:parent-style-name="Standard1" style:default-outline-level="">
      <style:paragraph-properties text:number-lines="false" text:line-number="0"/>
    </style:style>
    <style:style style:name="Tabellen_20_Überschrift" style:display-name="Tabellen Überschrift" style:family="paragraph" style:parent-style-name="Tabellen_20_Inhalt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_20__28_user_29_" style:default-outline-level="" style:class="extra"/>
    <style:style style:name="Illustration" style:family="paragraph" style:parent-style-name="caption" style:default-outline-level="" style:class="extra"/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_20__28_user_29_" style:display-name="Contents 1 (user)" style:family="paragraph" style:parent-style-name="Index" style:default-outline-level="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Contents_20_2_20__28_user_29_" style:display-name="Contents 2 (user)" style:family="paragraph" style:parent-style-name="Index" style:default-outline-level="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p3" style:family="paragraph" style:parent-style-name="Standard" style:default-outline-level="">
      <style:paragraph-properties fo:margin-top="0.318cm" fo:margin-bottom="0.159cm" loext:contextual-spacing="false" fo:text-align="center" style:justify-single-word="false" fo:hyphenation-ladder-count="no-limit" style:vertical-align="auto"/>
      <style:text-properties style:font-name="Times" fo:font-family="Times" style:font-family-generic="roman" style:font-pitch="variable" fo:font-size="21pt" fo:language="de" fo:country="DE" style:font-size-asian="21pt" style:language-asian="de" style:country-asian="DE" style:font-size-complex="21pt" fo:hyphenate="true" fo:hyphenation-remain-char-count="2" fo:hyphenation-push-char-count="2"/>
    </style:style>
    <style:style style:name="p4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5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6" style:family="paragraph" style:parent-style-name="Standard" style:default-outline-level="">
      <style:paragraph-properties fo:text-align="end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7" style:family="paragraph" style:parent-style-name="Standard" style:default-outline-level="">
      <style:paragraph-properties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8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9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10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size-asian="10pt" style:language-asian="de" style:country-asian="DE" style:font-name-complex="Courier New1" style:font-family-complex="'Courier New'" style:font-family-generic-complex="system" style:font-pitch-complex="variable" fo:hyphenate="true" fo:hyphenation-remain-char-count="2" fo:hyphenation-push-char-count="2"/>
    </style:style>
    <style:style style:name="p1" style:family="paragraph" style:parent-style-name="Standard" style:default-outline-level="">
      <style:paragraph-properties fo:hyphenation-ladder-count="no-limit" style:vertical-align="auto"/>
      <style:text-properties fo:font-size="10pt" fo:language="de" fo:country="DE" style:font-size-asian="10pt" style:language-asian="de" style:country-asian="DE" fo:hyphenate="tru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WW8Num2z0" style:family="text"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Absatz-Standardschriftart1" style:family="text"/>
    <style:style style:name="WW-Absatz-Standardschriftart" style:family="text"/>
    <style:style style:name="WW8Num3z0" style:family="text">
      <style:text-properties style:font-name="Helvetica" fo:font-family="Helvetica" style:font-family-generic="roman" style:font-pitch="variable" style:font-name-asian="Helvetica1" style:font-family-asian="Helvetica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0" style:family="text">
      <style:text-properties fo:font-size="11pt" style:font-size-asian="11pt" style:font-size-complex="11pt"/>
    </style:style>
    <style:style style:name="WW8Num9z0" style:family="text"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WW-Absatz-Standardschriftart1" style:family="text"/>
    <style:style style:name="Kopfzeile_20_Zchn" style:display-name="Kopfzeile Zchn" style:family="text" style:parent-style-name="WW-Absatz-Standardschriftart1"/>
    <style:style style:name="Fußzeile_20_Zchn" style:display-name="Fußzeile Zchn" style:family="text" style:parent-style-name="WW-Absatz-Standardschriftart1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26pt" fo:font-weight="bold" style:letter-kerning="true" style:font-name-asian="Times New Roman1" style:font-family-asian="'Times New Roman'" style:font-family-generic-asian="system" style:font-pitch-asian="variable" style:font-size-asian="26pt" style:font-weight-asian="bold" style:font-name-complex="Verdana1" style:font-family-complex="Verdana" style:font-family-generic-complex="system" style:font-pitch-complex="variable" style:font-size-complex="24pt" style:font-weight-complex="bold"/>
    </style:style>
    <style:style style:name="Überschrift_20_2_20_Zchn" style:display-name="Überschrift 2 Zchn" style:family="text">
      <style:text-properties style:font-name="Verdana" fo:font-family="Verdan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>
      <style:text-properties style:font-name="Verdana" fo:font-family="Verdan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>
      <style:text-properties style:font-name="Verdana" fo:font-family="Verdan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s3" style:family="text" style:parent-style-name="Default_20_Paragraph_20_Font">
      <style:text-properties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TML_20_Vorformatiert_20_Zchn" style:display-name="HTML Vorformatiert Zchn" style:family="text" style:parent-style-name="Default_20_Paragraph_20_Font">
      <style:text-properties style:font-name="Courier New" fo:font-family="'Courier New'" style:font-family-generic="roman" style:font-pitch="variable" fo:font-size="10pt" fo:language="de" fo:country="DE" style:font-size-asian="10pt" style:language-asian="de" style:country-asian="DE" style:font-name-complex="Courier New1" style:font-family-complex="'Courier New'" style:font-family-generic-complex="system" style:font-pitch-complex="variable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1" style:list-style-name="WWNum1">
      <style:paragraph-properties fo:margin-top="0cm" fo:margin-bottom="0.353cm" loext:contextual-spacing="false">
        <style:tab-stops>
          <style:tab-stop style:position="12.409cm"/>
        </style:tab-stops>
      </style:paragraph-properties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color="#7f7f7f" style:font-name="Roboto, sans-serif, Arial, Helv" fo:font-size="10pt" fo:language="en" fo:country="US" style:font-size-asian="10pt" style:font-name-complex="Helvetica1" style:font-size-complex="10pt"/>
    </style:style>
    <style:style style:name="MT2" style:family="text">
      <style:text-properties fo:color="#7f7f7f" fo:font-size="10pt" fo:language="en" fo:country="US" style:font-size-asian="10pt" style:font-name-complex="Helvetica1" style:font-size-complex="10pt"/>
    </style:style>
    <style:style style:name="MT3" style:family="text">
      <style:text-properties fo:color="#7f7f7f" fo:font-size="10pt" fo:language="de" fo:country="DE" style:font-size-asian="10pt" style:font-size-complex="10pt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249cm" fo:margin-left="2.499cm" fo:margin-right="2.499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list xml:id="list540022834" text:style-name="WWNum1">
          <text:list-item>
            <text:p text:style-name="MP1"><text:span text:style-name="MT1">VU – Distributed Systems Engineering</text:span><text:span text:style-name="MT2"><text:tab/>Project Deadline (DEAD)</text:span></text:p>
          </text:list-item>
        </text:list>
      </style:header>
      <style:footer>
        <text:p text:style-name="MP2"><text:span text:style-name="MT3">Team 101<text:tab/></text:span><text:span text:style-name="MT4"><text:time style:data-style-name="N10081" text:time-value="2019-01-14T01:14:21.010238598">14. January 2019</text:time></text:span><text:span text:style-name="MT3"><text:tab/>Seite </text:span><text:span text:style-name="MT4"><text:page-number text:select-page="current">4</text:page-number></text:span><text:span text:style-name="MT3"><text:s/>von 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7:11:00</meta:creation-date>
    <meta:initial-creator>Hemeroc</meta:initial-creator>
    <dc:language>de-DE</dc:language>
    <meta:print-date>2017-12-22T00:40:00</meta:print-date>
    <dc:date>2019-01-14T01:14:20.918689769</dc:date>
    <meta:editing-cycles>17</meta:editing-cycles>
    <meta:editing-duration>PT21M58S</meta:editing-duration>
    <meta:generator>LibreOffice/6.0.6.2$Linux_X86_64 LibreOffice_project/00m0$Build-2</meta:generator>
    <meta:document-statistic meta:table-count="1" meta:image-count="0" meta:object-count="0" meta:page-count="4" meta:paragraph-count="77" meta:word-count="301" meta:character-count="2099" meta:non-whitespace-character-count="18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